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top="0cm" fo:margin-bottom="0.499cm" style:contextual-spacing="false" fo:text-indent="0cm" style:auto-text-indent="false"/>
      <style:text-properties officeooo:paragraph-rsid="001b06a8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text-indent="0cm" style:auto-text-indent="false"/>
    </style:style>
    <style:style style:name="P1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color="#008000" loext:opacity="100%"/>
    </style:style>
    <style:style style:name="T3" style:family="text">
      <style:text-properties fo:color="#008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4" style:family="text">
      <style:text-properties fo:color="#0000cd" loext:opacity="100%"/>
    </style:style>
    <style:style style:name="T5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6" style:family="text">
      <style:text-properties loext:padding="0cm" loext:border="none"/>
    </style:style>
    <style:style style:name="T7" style:family="text"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8" style:family="text">
      <style:text-properties fo:color="#ff0000" loext:opacity="100%"/>
    </style:style>
    <style:style style:name="T9" style:family="text">
      <style:text-properties fo:color="#a52a2a" loext:opacity="100%"/>
    </style:style>
    <style:style style:name="T10" style:family="text">
      <style:text-properties officeooo:rsid="001b06a8"/>
    </style:style>
    <style:style style:name="T11" style:family="text">
      <style:text-properties officeooo:rsid="001b06a8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js/exercise_js.asp?filename=exercise_js_function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ciones de JavaScript</text:h>
      <text:p text:style-name="P10">Una función de JavaScript es un bloque de código diseñado para realizar una tarea particular.</text:p>
      <text:p text:style-name="P10">Una función de JavaScript se ejecuta cuando "algo" la invoca (l<text:span text:style-name="T10">e</text:span> llama).</text:p>
      <text:h text:style-name="P4" text:outline-level="3">Ejemplo</text:h>
      <text:p text:style-name="P11"><text:span text:style-name="T2">// Function to compute the product of p1 and p2<text:line-break/></text:span><text:span text:style-name="T4">function</text:span> myFunction(p1, p2) {<text:line-break/>  <text:span text:style-name="T4">return</text:span> p1 * p2;<text:line-break/>}</text:p>
      <text:p text:style-name="P8"><text:span text:style-name="T6"><text:s/></text:span></text:p>
      <text:p text:style-name="Horizontal_20_Line"/>
      <text:h text:style-name="P2" text:outline-level="2">Sintaxis de funciones de JavaScript</text:h>
      <text:p text:style-name="P9">Una función de JavaScript se define con la palabra clave <text:span text:style-name="Source_20_Text"><text:span text:style-name="T6">function</text:span></text:span>, seguida de un <text:span text:style-name="Strong_20_Emphasis">nombre</text:span> , seguido de paréntesis <text:span text:style-name="Strong_20_Emphasis">()</text:span> .</text:p>
      <text:p text:style-name="P9">Los nombres de funciones pueden contener letras, dígitos, subrayados y signos de dólar (las mismas reglas que las variables).</text:p>
      <text:p text:style-name="P9">Los paréntesis pueden incluir nombres de parámetros separados por comas:<text:line-break/><text:span text:style-name="Strong_20_Emphasis">( </text:span><text:span text:style-name="Strong_20_Emphasis"><text:span text:style-name="Emphasis">parámetro1, parámetro2,...</text:span></text:span><text:span text:style-name="Strong_20_Emphasis"> )</text:span></text:p>
      <text:p text:style-name="P9">El código a ejecutar, por la función, se coloca entre llaves: <text:span text:style-name="Strong_20_Emphasis">{}</text:span></text:p>
      <text:p text:style-name="P9"><text:span text:style-name="T5">function</text:span><text:span text:style-name="T7"> </text:span><text:span text:style-name="Emphasis"><text:span text:style-name="T7">name</text:span></text:span><text:span text:style-name="T7">(</text:span><text:span text:style-name="Emphasis"><text:span text:style-name="T7">parameter1, parameter2, parameter3</text:span></text:span><text:span text:style-name="T7">) {<text:line-break/>  </text:span><text:span text:style-name="T3">// </text:span><text:span text:style-name="Emphasis"><text:span text:style-name="T3">code to be executed</text:span></text:span><text:span text:style-name="T3"><text:line-break/></text:span><text:span text:style-name="T7">}</text:span></text:p>
      <text:p text:style-name="P9"><text:span text:style-name="Strong_20_Emphasis">Los parámetros</text:span> de la función se enumeran entre paréntesis () en la definición de la función.</text:p>
      <text:p text:style-name="P9"><text:span text:style-name="Strong_20_Emphasis">Los argumentos</text:span> de la función son los <text:span text:style-name="Strong_20_Emphasis">valores</text:span> que recibe la función cuando se invoca.</text:p>
      <text:p text:style-name="P9">Dentro de la función, los argumentos (los parámetros) se comportan como variables locales.</text:p>
      <text:p text:style-name="Horizontal_20_Line"/>
      <text:h text:style-name="P2" text:outline-level="2">Invocación de función</text:h>
      <text:p text:style-name="P9">El código dentro de la función se ejecutará cuando "algo" <text:span text:style-name="Strong_20_Emphasis">invoque</text:span> (llame) la función:</text:p>
      <text:list text:style-name="L1">
        <text:list-item>
          <text:p text:style-name="P13">Cuando ocurre un evento (cuando un usuario hace clic en un botón)</text:p>
        </text:list-item>
        <text:list-item>
          <text:p text:style-name="P13">Cuando se invoca (llama) desde código JavaScript</text:p>
        </text:list-item>
        <text:list-item>
          <text:p text:style-name="P14">Automáticamente <text:s/><text:span text:style-name="T10">(se invoca a sí mismo)</text:span></text:p>
        </text:list-item>
      </text:list>
      <text:p text:style-name="P9">Aprenderá mucho más sobre la invocación de funciones más adelante </text:p>
      <text:p text:style-name="Horizontal_20_Line"/>
      <text:h text:style-name="P2" text:outline-level="2"><text:soft-page-break/><text:span text:style-name="T10">declaración</text:span> <text:span text:style-name="T10">return</text:span></text:h>
      <text:p text:style-name="P9">Cuando JavaScript llega a una declaración <text:span text:style-name="Source_20_Text"><text:span text:style-name="T6">return</text:span></text:span>, la función dejará de ejecutarse.</text:p>
      <text:p text:style-name="P9">Si la función se invocó desde una declaración, JavaScript "volverá" a ejecutar el código después de la declaración que lo invocó.</text:p>
      <text:p text:style-name="P9">Las funciones suelen calcular un <text:span text:style-name="Strong_20_Emphasis">valor de retorno</text:span> . El valor de retorno se "devuelve" a la "persona que llama":</text:p>
      <text:h text:style-name="P4" text:outline-level="3">Ejemplo</text:h>
      <text:p text:style-name="P10">Calcula el producto de dos números y devuelve el resultado:</text:p>
      <text:p text:style-name="P11"><text:span text:style-name="T2">// Function is called, the return value will end up in x<text:line-break/></text:span><text:span text:style-name="T4">let</text:span> x = myFunction(<text:span text:style-name="T8">4</text:span>, <text:span text:style-name="T8">3</text:span>);<text:line-break/><text:line-break/><text:span text:style-name="T4">function</text:span> myFunction(a, b) {<text:line-break/><text:span text:style-name="T2">// Function returns the product of a and b<text:line-break/></text:span>  <text:span text:style-name="T4">return</text:span> a * b;<text:line-break/>}</text:p>
      <text:p text:style-name="P9"><text:span text:style-name="T6"><text:s/></text:span></text:p>
      <text:h text:style-name="P3" text:outline-level="2">¿Por qué funciones?</text:h>
      <text:p text:style-name="P10">Con funciones puedes reutilizar código</text:p>
      <text:p text:style-name="P10">Puede escribir código que pueda usarse muchas veces.</text:p>
      <text:p text:style-name="P10">Puede utilizar el mismo código con diferentes argumentos para producir resultados diferentes.</text:p>
      <text:p text:style-name="Horizontal_20_Line"/>
      <text:h text:style-name="P2" text:outline-level="2">El operador <text:span text:style-name="T10">()</text:span></text:h>
      <text:p text:style-name="P9">El operador () invoca (llama) a la función:</text:p>
      <text:h text:style-name="P4" text:outline-level="3">Ejemplo</text:h>
      <text:p text:style-name="P10">Convertir Fahrenheit a Celsius:</text:p>
      <text:p text:style-name="P11"><text:span text:style-name="T4">function</text:span> toCelsius(fahrenheit) {<text:line-break/>  <text:span text:style-name="T4">return</text:span> (<text:span text:style-name="T8">5</text:span>/<text:span text:style-name="T8">9</text:span>) * (fahrenheit-<text:span text:style-name="T8">32</text:span>);<text:line-break/>}<text:line-break/><text:line-break/><text:span text:style-name="T4">let</text:span> value = toCelsius(<text:span text:style-name="T8">77</text:span>);</text:p>
      <text:p text:style-name="P9"><text:span text:style-name="T6"><text:s/></text:span></text:p>
      <text:p text:style-name="P9">Acceder a una función con parámetros incorrectos puede devolver una respuesta incorrecta:</text:p>
      <text:h text:style-name="P4" text:outline-level="3"><text:soft-page-break/>Ejemplo</text:h>
      <text:p text:style-name="P11"><text:span text:style-name="T4">function</text:span> toCelsius(fahrenheit) {<text:line-break/>  <text:span text:style-name="T4">return</text:span> (<text:span text:style-name="T8">5</text:span>/<text:span text:style-name="T8">9</text:span>) * (fahrenheit-<text:span text:style-name="T8">32</text:span>);<text:line-break/>}<text:line-break/><text:line-break/><text:span text:style-name="T4">let</text:span> value = toCelsius();</text:p>
      <text:p text:style-name="P9"><text:span text:style-name="T6"><text:s/></text:span></text:p>
      <text:p text:style-name="P9">Acceder a una función sin () devuelve la función y no el resultado de la función:</text:p>
      <text:h text:style-name="P4" text:outline-level="3">Ejemplo</text:h>
      <text:p text:style-name="P11"><text:span text:style-name="T4">function</text:span> toCelsius(fahrenheit) {<text:line-break/>  <text:span text:style-name="T4">return</text:span> (<text:span text:style-name="T8">5</text:span>/<text:span text:style-name="T8">9</text:span>) * (fahrenheit-<text:span text:style-name="T8">32</text:span>);<text:line-break/>}<text:line-break/><text:line-break/><text:span text:style-name="T4">let</text:span> value = toCelsius;</text:p>
      <text:p text:style-name="P9"><text:span text:style-name="T6"><text:s/></text:span></text:p>
      <text:h text:style-name="P3" text:outline-level="2">Nota</text:h>
      <text:p text:style-name="P9"><text:span text:style-name="T6">Como puede ver en los ejemplos anteriores, </text:span><text:span text:style-name="Source_20_Text"><text:span text:style-name="T6">toCelsius </text:span></text:span><text:span text:style-name="T6">se refiere al objeto de función y  </text:span><text:span text:style-name="Source_20_Text"><text:span text:style-name="T6">toCelsius() </text:span></text:span><text:span text:style-name="T6">al resultado de la función.</text:span></text:p>
      <text:p text:style-name="Horizontal_20_Line"/>
      <text:h text:style-name="P2" text:outline-level="2">Funciones utilizadas como valores de variables</text:h>
      <text:p text:style-name="P9">Las funciones se pueden usar de la misma manera que se usan las variables, en todo tipo de fórmulas, asignaciones y cálculos.</text:p>
      <text:h text:style-name="P4" text:outline-level="3">Ejemplo</text:h>
      <text:p text:style-name="P10">En lugar de utilizar una variable para almacenar el valor de retorno de una función:</text:p>
      <text:p text:style-name="P12"><text:span text:style-name="T4">let</text:span> x = toCelsius(<text:span text:style-name="T8">77</text:span>);<text:line-break/><text:span text:style-name="T4">let</text:span> text = <text:span text:style-name="T9">"The temperature is "</text:span> + x + <text:span text:style-name="T9">" Celsius"</text:span>;</text:p>
      <text:p text:style-name="P10">Puedes usar la función directamente, como valor de variable:</text:p>
      <text:p text:style-name="P11"><text:span text:style-name="T4">let</text:span> text = <text:span text:style-name="T9">"The temperature is "</text:span> + toCelsius(<text:span text:style-name="T8">77</text:span>) + <text:span text:style-name="T9">" Celsius"</text:span>;</text:p>
      <text:p text:style-name="P9"><text:span text:style-name="T6"><text:s/></text:span></text:p>
      <text:p text:style-name="P10">Aprenderá mucho más sobre las funciones más adelante </text:p>
      <text:p text:style-name="Horizontal_20_Line"/>
      <text:h text:style-name="P2" text:outline-level="2">Variables locales</text:h>
      <text:p text:style-name="P9">Las variables declaradas dentro de una función de JavaScript se vuelven <text:span text:style-name="Strong_20_Emphasis">LOCALES </text:span><text:span text:style-name="Strong_20_Emphasis"><text:span text:style-name="T10">a</text:span></text:span> la función.</text:p>
      <text:p text:style-name="P9">Solo se puede acceder a las variables locales desde dentro de la función.</text:p>
      <text:h text:style-name="P4" text:outline-level="3"><text:soft-page-break/>Ejemplo</text:h>
      <text:p text:style-name="P11"><text:span text:style-name="T2">// code here can NOT use carName<text:line-break/></text:span><text:line-break/><text:span text:style-name="T4">function</text:span> myFunction() {<text:line-break/>  <text:span text:style-name="T4">let</text:span> carName = <text:span text:style-name="T9">"Volvo"</text:span>;<text:line-break/>  <text:span text:style-name="T2">// code here CAN use carName<text:line-break/></text:span>}<text:line-break/><text:line-break/><text:span text:style-name="T2">// code here can NOT use carName</text:span></text:p>
      <text:p text:style-name="P9"><text:span text:style-name="T6"><text:s/></text:span><text:span text:style-name="T11">Ejemplo :</text:span></text:p>
      <text:p text:style-name="P9"><text:span text:style-name="T11">&lt;!DOCTYPE html&gt;</text:span></text:p>
      <text:p text:style-name="P9"><text:span text:style-name="T11">&lt;html&gt;</text:span></text:p>
      <text:p text:style-name="P9"><text:span text:style-name="T11">&lt;body&gt;</text:span></text:p>
      <text:p text:style-name="P9"><text:span text:style-name="T11">&lt;h1&gt;JavaScript Functions&lt;/h1&gt;</text:span></text:p>
      <text:p text:style-name="P9"><text:span text:style-name="T11"/></text:p>
      <text:p text:style-name="P9"><text:span text:style-name="T11">&lt;p&gt;Outside myFunction() carName is undefined.&lt;/p&gt;</text:span></text:p>
      <text:p text:style-name="P9"><text:span text:style-name="T11"/></text:p>
      <text:p text:style-name="P9"><text:span text:style-name="T11">&lt;p id="demo1"&gt;&lt;/p&gt;</text:span></text:p>
      <text:p text:style-name="P9"><text:span text:style-name="T11">&lt;p id="demo2"&gt;&lt;/p&gt;</text:span></text:p>
      <text:p text:style-name="P9"><text:span text:style-name="T11"/></text:p>
      <text:p text:style-name="P9"><text:span text:style-name="T11">&lt;script&gt;</text:span></text:p>
      <text:p text:style-name="P9"><text:span text:style-name="T11">let text = "Outside: " + typeof carName;</text:span></text:p>
      <text:p text:style-name="P9"><text:span text:style-name="T11">document.getElementById("demo1").innerHTML = text;</text:span></text:p>
      <text:p text:style-name="P9"><text:span text:style-name="T11"/></text:p>
      <text:p text:style-name="P9"><text:span text:style-name="T11">function myFunction() {</text:span></text:p>
      <text:p text:style-name="P9"><text:span text:style-name="T11"><text:s text:c="2"/>let carName = "Volvo";</text:span></text:p>
      <text:p text:style-name="P9"><text:span text:style-name="T11"><text:s text:c="2"/>let text = "Inside: " + typeof carName + " " + carName; </text:span></text:p>
      <text:p text:style-name="P9"><text:span text:style-name="T11"><text:s text:c="2"/>document.getElementById("demo2").innerHTML = text;</text:span></text:p>
      <text:p text:style-name="P9"><text:span text:style-name="T11">}</text:span></text:p>
      <text:p text:style-name="P9"><text:span text:style-name="T11"/></text:p>
      <text:p text:style-name="P9"><text:span text:style-name="T11">myFunction();</text:span></text:p>
      <text:p text:style-name="P9"><text:span text:style-name="T11">&lt;/script&gt;</text:span></text:p>
      <text:p text:style-name="P9"><text:span text:style-name="T11"/></text:p>
      <text:p text:style-name="P9"><text:span text:style-name="T11">&lt;/body&gt;</text:span></text:p>
      <text:p text:style-name="P9"><text:soft-page-break/><text:span text:style-name="T11">&lt;/html&gt;</text:span></text:p>
      <text:p text:style-name="P9">Dado que las variables locales sólo se reconocen dentro de sus funciones, las variables con el mismo nombre se pueden utilizar en diferentes funciones.</text:p>
      <text:p text:style-name="P9">Las variables locales se crean cuando se inicia una función y se eliminan cuando se completa la función.</text:p>
      <text:p text:style-name="Horizontal_20_Line"/>
      <text:h text:style-name="P2" text:outline-level="2"><text:span text:style-name="T6">Ejercicio:</text:span></text:h>
      <text:p text:style-name="P9"><text:span text:style-name="T6">Ejecute la función denominada </text:span><text:span text:style-name="Source_20_Text"><text:span text:style-name="T6">myFunction</text:span></text:span><text:span text:style-name="T6">.</text:span></text:p>
      <text:p text:style-name="P5">function myFunction() {</text:p>
      <text:p text:style-name="P7"><text:s text:c="2"/>alert("Hello World!");</text:p>
      <text:p text:style-name="P7"><text:span text:style-name="T6">}</text:span></text:p>
      <text:p text:style-name="P6"><draw:control text:anchor-type="as-char" draw:z-index="0" draw:name="Forma1" draw:style-name="gr1" draw:text-style-name="P15" svg:width="3.282cm" svg:height="0.662cm" draw:control="control1"/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6:40:22.966000000</meta:creation-date>
    <dc:date>2024-03-14T16:49:29.363000000</dc:date>
    <meta:editing-duration>PT9M6S</meta:editing-duration>
    <meta:editing-cycles>1</meta:editing-cycles>
    <meta:document-statistic meta:table-count="0" meta:image-count="0" meta:object-count="0" meta:page-count="5" meta:paragraph-count="91" meta:word-count="724" meta:character-count="4531" meta:non-whitespace-character-count="3853"/>
    <meta:generator>LibreOffice/7.6.0.3$Windows_X86_64 LibreOffice_project/69edd8b8ebc41d00b4de3915dc82f8f0fc3b6265</meta:generator>
  </office:meta>
</office:document-meta>
</file>